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dotte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dotte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dotte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dotte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dotte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dotte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dotted #000000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dotted #000000"/>
    </style:style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weight="bold" style:font-name-asian="Lato1" style:font-weight-asian="bold" style:font-name-complex="Lato1"/>
    </style:style>
    <style:style style:name="P3" style:family="paragraph" style:parent-style-name="Standard">
      <style:paragraph-properties fo:line-height="100%"/>
      <style:text-properties style:font-name="Lato" fo:font-size="8pt" style:font-name-asian="Lato1" style:font-size-asian="8pt" style:font-name-complex="Lato1" style:font-size-complex="8pt"/>
    </style:style>
    <style:style style:name="P4" style:family="paragraph" style:parent-style-name="Standard">
      <style:text-properties style:font-name="Lato" fo:font-size="12pt" style:font-name-asian="Lato1" style:font-size-asian="12pt" style:font-name-complex="Lato1" style:font-size-complex="12pt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top="0.139in" fo:margin-bottom="0in" loext:contextual-spacing="false" fo:line-height="100%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margin-top="0.139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Lato" fo:font-weight="bold" style:font-name-asian="Lato1" style:font-weight-asian="bold" style:font-name-complex="Lato1"/>
    </style:style>
    <style:style style:name="P8" style:family="paragraph" style:parent-style-name="Standard">
      <style:paragraph-properties fo:margin-top="0.139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Lato" style:font-name-asian="Lato1" style:font-name-complex="Lato1"/>
    </style:style>
    <style:style style:name="P9" style:family="paragraph" style:parent-style-name="Standard">
      <style:paragraph-properties fo:margin-top="0.139in" fo:margin-bottom="0.139in" loext:contextual-spacing="false" fo:line-height="100%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ato" style:font-name-asian="Lato1" style:font-name-complex="Lato1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Lato" style:font-name-asian="Lato1" style:font-name-complex="Lato1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>
      <style:paragraph-properties fo:margin-top="0in" fo:margin-bottom="0.139in" loext:contextual-spacing="false" fo:line-height="100%">
        <style:tab-stops>
          <style:tab-stop style:position="6.5in" style:type="right"/>
        </style:tab-stops>
      </style:paragraph-properties>
    </style:style>
    <style:style style:name="P14" style:family="paragraph" style:parent-style-name="Standard">
      <style:paragraph-properties fo:margin-top="0in" fo:margin-bottom="0.139in" loext:contextual-spacing="false" fo:line-height="100%">
        <style:tab-stops>
          <style:tab-stop style:position="6.5in" style:type="right"/>
        </style:tab-stops>
      </style:paragraph-properties>
      <style:text-properties style:font-name="Lato" style:font-name-asian="Lato1" style:font-name-complex="Lato1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Heading_20_1">
      <style:paragraph-properties fo:margin-top="0.278in" fo:margin-bottom="0.139in" loext:contextual-spacing="false" fo:line-height="100%"/>
    </style:style>
    <style:style style:name="P17" style:family="paragraph" style:parent-style-name="Heading_20_1">
      <style:paragraph-properties fo:margin-top="0in" fo:margin-bottom="0.0835in" loext:contextual-spacing="false" fo:line-height="100%"/>
    </style:style>
    <style:style style:name="T1" style:family="text"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T2" style:family="text">
      <style:text-properties style:font-name="Lato" fo:font-size="12pt" fo:font-weight="bold" style:font-name-asian="Lato1" style:font-size-asian="12pt" style:font-weight-asian="bold" style:font-name-complex="Lato1" style:font-size-complex="12pt"/>
    </style:style>
    <style:style style:name="T3" style:family="text">
      <style:text-properties style:font-name="Lato" fo:font-size="12pt" style:font-name-asian="Lato1" style:font-size-asian="12pt" style:font-name-complex="Lato1" style:font-size-complex="12pt"/>
    </style:style>
    <style:style style:name="T4" style:family="text">
      <style:text-properties style:font-name="Lato" fo:font-size="11pt" fo:font-weight="bold" style:font-name-asian="Lato1" style:font-size-asian="11pt" style:font-weight-asian="bold" style:font-name-complex="Lato1" style:font-size-complex="11pt"/>
    </style:style>
    <style:style style:name="T5" style:family="text">
      <style:text-properties style:font-name="Lato" fo:font-size="11pt" style:font-name-asian="Lato1" style:font-size-asian="11pt" style:font-name-complex="Lato1" style:font-size-complex="11pt"/>
    </style:style>
    <style:style style:name="T6" style:family="text">
      <style:text-properties style:font-name="Lato" style:font-name-asian="Lato1" style:font-name-complex="Lato1"/>
    </style:style>
    <style:style style:name="T7" style:family="text">
      <style:text-properties style:font-name="Lato" fo:font-weight="bold" style:font-name-asian="Lato1" style:font-weight-asian="bold" style:font-name-complex="Lato1"/>
    </style:style>
    <style:style style:name="T8" style:family="text">
      <style:text-properties fo:color="#1155cc" style:font-name="Lato" style:text-underline-style="solid" style:text-underline-width="auto" style:text-underline-color="font-color" style:font-name-asian="Lato1" style:font-name-complex="Lato1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Fun with Baseball Data</text:span><text:span text:style-name="T2"><text:tab/></text:span></text:p>
      <text:p text:style-name="P16"><text:bookmark text:name="_84qbff6n8yu"/><text:span text:style-name="T4"><text:tab/></text:span><text:span text:style-name="T5">Today we’re going to be working with baseball statistics to introduce basic concepts of data science! There’s a lot to cover in just a little bit of time so we’ll skim over a lot of details, but check out the resources at the end of this guide for more.</text:span></text:p>
      <text:p text:style-name="P17"><text:bookmark text:name="_ibhbzd6le34v"/><text:span text:style-name="T4">You will be able to...</text:span></text:p>
      <text:list xml:id="list1762977233" text:style-name="WWNum1">
        <text:list-item>
          <text:p text:style-name="P5"><text:span text:style-name="T6">Explain the utility of math and data science in baseball organizations and outside of school</text:span></text:p>
        </text:list-item>
        <text:list-item>
          <text:p text:style-name="P5"><text:span text:style-name="T6">Recognize common baseball statistics</text:span></text:p>
        </text:list-item>
        <text:list-item>
          <text:p text:style-name="P5"><text:span text:style-name="T6">Describe and question visual patterns in graphs</text:span></text:p>
        </text:list-item>
        <text:list-item>
          <text:p text:style-name="P5"><text:span text:style-name="T6">Optional: perform simple joins between data tables</text:span></text:p>
        </text:list-item>
      </text:list>
      <text:p text:style-name="P1"/>
      <text:p text:style-name="P6"><text:a xlink:type="simple" xlink:href="https://docs.google.com/document/d/1jTMeDhqxCkgirK3s13ttnwLIa7JqWEpCoUd9yyJcKqQ/edit#heading=h.obs3irwdjgmq" text:style-name="ListLabel_20_10" text:visited-style-name="ListLabel_20_10"><text:span text:style-name="T7">Activity 1: </text:span></text:a><text:span text:style-name="T7">Introductions and Data Science</text:span></text:p>
      <text:p text:style-name="P9"><text:span text:style-name="T6">What is data science?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1"/>
      <text:p text:style-name="P13"><text:span text:style-name="T6">List some examples of data science you see every day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6"><text:span text:style-name="T6">Baseball teams can use data science to guide a lot of their team management! Data science can help coaches build a roster, suggest trades and contracts value, and help the players with in-game tactics.</text:span></text:p>
      <text:p text:style-name="P7"/>
      <text:p text:style-name="P7"/>
      <text:p text:style-name="P7"/>
      <text:p text:style-name="P6"><text:a xlink:type="simple" xlink:href="https://docs.google.com/document/d/1jTMeDhqxCkgirK3s13ttnwLIa7JqWEpCoUd9yyJcKqQ/edit#heading=h.ipc4b0j4rxe7" text:style-name="ListLabel_20_10" text:visited-style-name="ListLabel_20_10"><text:span text:style-name="T7">Activity 2: </text:span></text:a><text:span text:style-name="T7">Introducing CODAP and Baseball Statistics</text:span></text:p>
      <text:p text:style-name="P6"><text:span text:style-name="T6">You can open a blank CODAP document by navigating to </text:span><text:a xlink:type="simple" xlink:href="http://tiny.cc/codap" text:style-name="ListLabel_20_11" text:visited-style-name="ListLabel_20_11"><text:span text:style-name="T8">http://tiny.cc/codap</text:span></text:a><text:span text:style-name="T6">. All materials for this activity are hosted online at </text:span><text:a xlink:type="simple" xlink:href="https://github.com/hannah-gaudet/phillies-data-codap" text:style-name="ListLabel_20_11" text:visited-style-name="ListLabel_20_11"><text:span text:style-name="T8">https://github.com/hannah-gaudet/phillies-data-codap</text:span></text:a><text:span text:style-name="T6">. </text:span></text:p>
      <text:p text:style-name="P9"><text:span text:style-name="T6">Use this space to take notes on baseball statistics that are new to you (if any!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8"/>
      <text:p text:style-name="P6"><text:a xlink:type="simple" xlink:href="https://docs.google.com/document/d/1jTMeDhqxCkgirK3s13ttnwLIa7JqWEpCoUd9yyJcKqQ/edit#heading=h.8fylifh725xb" text:style-name="ListLabel_20_10" text:visited-style-name="ListLabel_20_10"><text:span text:style-name="T7">Activity 3: </text:span></text:a><text:span text:style-name="T7">Summary Statistics and Visualization</text:span></text:p>
      <text:p text:style-name="P9"><text:span text:style-name="T6">Which Phillies players had above-average batting averages in 2019?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4"/>
      <text:p text:style-name="P13"><text:span text:style-name="T6">Which Phillies players had below-average batting averages?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  <text:section text:style-name="Sect1" text:name="TextSection">
        <text:p text:style-name="Standard"><text:span text:style-name="T6">Predict what the graph will look like if we plot a batter’s BB% against their OBP. </text:span></text:p>
        <text:p text:style-name="Standard"><text:span text:style-name="T6">Hint: Does walking more often mean the batter will get on base more or less?</text:span></text:p>
        <text:p text:style-name="P1"/>
        <text:p text:style-name="P1"/>
        <text:p text:style-name="P1"/>
        <text:p text:style-name="Standard"><text:span text:style-name="T6">Sketch the resulting graph</text:span></text:p>
      </text:section>
      <text:section text:style-name="Sect2" text:name="Section1">
        <text:p text:style-name="P3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</table:table-cell>
            <table:table-cell table:style-name="Table6.A1" office:value-type="string">
              <text:p text:style-name="P10"/>
            </table:table-cell>
          </table:table-row>
        </table:table>
        <text:p text:style-name="P1"/>
        <text:p text:style-name="P12"><text:span text:style-name="T6">When we examine the distribution of stolen bases, the mean is much higher than the median. What does this tell us about the way the observations are distributed?</text:span>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0"/>
              <text:p text:style-name="P10"/>
              <text:p text:style-name="P10"/>
              <text:p text:style-name="P10"/>
              <text:p text:style-name="P10"/>
            </table:table-cell>
          </table:table-row>
        </table:table>
        <text:p text:style-name="P1"/>
        <text:p text:style-name="P12"><text:span text:style-name="T6">What other statistics do you think might be correlated with one another? Try plotting them in CODAP and describing the result here.</text:span>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</table:table-cell>
          </table:table-row>
        </table:table>
        <text:p text:style-name="Standard"><text:span text:style-name="T2">Resources</text:span></text:p>
        <text:p text:style-name="P4"/>
        <text:p text:style-name="Standard"><text:span text:style-name="T3">Data <text:s/>Science</text:span></text:p>
        <text:p text:style-name="Standard"><text:span text:style-name="T7">Codecademy</text:span><text:span text:style-name="T6">: Free online coding lessons covering a lot of different languages. They offer a specific data science track that covers a lot of basics. Python and R are good languages to get started with. </text:span><text:a xlink:type="simple" xlink:href="https://www.codecademy.com/" text:style-name="ListLabel_20_11" text:visited-style-name="ListLabel_20_11"><text:span text:style-name="T8">https://www.codecademy.com/</text:span></text:a></text:p>
        <text:p text:style-name="P1"/>
        <text:p text:style-name="Standard"><text:span text:style-name="T7">DataQuest</text:span><text:span text:style-name="T6">: Very similar to Codecademy, but specifically focused towards data science and associated skills.</text:span></text:p>
        <text:p text:style-name="Standard"><text:a xlink:type="simple" xlink:href="https://www.dataquest.io/" text:style-name="ListLabel_20_11" text:visited-style-name="ListLabel_20_11"><text:span text:style-name="T8">https://www.dataquest.io/</text:span></text:a></text:p>
        <text:p text:style-name="P1"/>
        <text:p text:style-name="Standard"><text:span text:style-name="T7">Vertabelo</text:span><text:span text:style-name="T6">: Online courses covering a wide range of topics. Specifically recommended for learning SQL. </text:span></text:p>
        <text:p text:style-name="Standard"><text:soft-page-break/><text:a xlink:type="simple" xlink:href="https://academy.vertabelo.com/" text:style-name="ListLabel_20_11" text:visited-style-name="ListLabel_20_11"><text:span text:style-name="T8">https://academy.vertabelo.com/</text:span></text:a></text:p>
        <text:p text:style-name="P2"/>
        <text:p text:style-name="Standard"><text:span text:style-name="T7">Kaggle</text:span><text:span text:style-name="T6">: Provides online environments for data science work. Hosts a wide range of datasets to experiment with. Kaggle also runs competitions for practicing modeling and prediction skills. </text:span><text:a xlink:type="simple" xlink:href="https://www.kaggle.com/" text:style-name="ListLabel_20_11" text:visited-style-name="ListLabel_20_11"><text:span text:style-name="T8">https://www.kaggle.com/</text:span></text:a></text:p>
        <text:p text:style-name="P2"/>
        <text:p text:style-name="Standard"><text:span text:style-name="T7">FiveThirtyEight</text:span><text:span text:style-name="T6">: No lessons, but covers pop culture, news, and sports with data. A great option for learning what types of questions are being <text:s/>asked and answered.</text:span></text:p>
        <text:p text:style-name="Standard"><text:a xlink:type="simple" xlink:href="https://fivethirtyeight.com/" text:style-name="ListLabel_20_11" text:visited-style-name="ListLabel_20_11"><text:span text:style-name="T8">https://fivethirtyeight.com/</text:span></text:a></text:p>
        <text:p text:style-name="P1"/>
        <text:p text:style-name="Standard"><text:span text:style-name="T3">Baseball</text:span></text:p>
        <text:p text:style-name="Standard"><text:span text:style-name="T7">Fangraphs</text:span><text:span text:style-name="T6">:</text:span><text:span text:style-name="T3"> </text:span><text:span text:style-name="T6">Popular site that hosts baseball statistics and is regularly publishing new data-driven baseball research. Great for deep-dives on specific players and teams as well as understanding how more advanced statistics are calculated</text:span></text:p>
        <text:p text:style-name="Standard"><text:span text:style-name="T6"><text:s/></text:span><text:a xlink:type="simple" xlink:href="https://www.fangraphs.com/" text:style-name="ListLabel_20_11" text:visited-style-name="ListLabel_20_11"><text:span text:style-name="T8">https://www.fangraphs.com/</text:span></text:a></text:p>
        <text:p text:style-name="P1"/>
        <text:p text:style-name="Standard"><text:span text:style-name="T7">Baseball Reference</text:span><text:span text:style-name="T6">: Another site hosts player statistics. Keeps track of all player transactions and contracts. </text:span></text:p>
        <text:p text:style-name="Standard"><text:a xlink:type="simple" xlink:href="https://www.baseball-reference.com/" text:style-name="ListLabel_20_11" text:visited-style-name="ListLabel_20_11"><text:span text:style-name="T8">https://www.baseball-reference.com/</text:span></text:a></text:p>
        <text:p text:style-name="P1"/>
        <text:p text:style-name="Standard"><text:span text:style-name="T7">Baseball Prospectus</text:span><text:span text:style-name="T6">: Known for tracking amateur players (prospects). Also home to proprietary baseball statistics for people who want to know every stat that’s being used.</text:span></text:p>
        <text:p text:style-name="Standard"><text:a xlink:type="simple" xlink:href="https://www.baseballprospectus.com/" text:style-name="ListLabel_20_11" text:visited-style-name="ListLabel_20_11"><text:span text:style-name="T8">https://www.baseballprospectus.com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2" meta:paragraph-count="39" meta:word-count="500" meta:character-count="3354" meta:non-whitespace-character-count="2888"/>
    <meta:generator>LibreOfficeDev/6.0.5.2$Linux_X86_64 LibreOffice_project/</meta:generator>
  </office:meta>
</office:document-meta>
</file>